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266.26pt"/>
    </style:style>
    <style:style style:name="co3" style:family="table-column">
      <style:table-column-properties fo:break-before="auto" style:column-width="240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394.5pt"/>
    </style:style>
    <style:style style:name="co6" style:family="table-column">
      <style:table-column-properties fo:break-before="auto" style:column-width="146.24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65.25pt"/>
    </style:style>
    <style:style style:name="co9" style:family="table-column">
      <style:table-column-properties fo:break-before="auto" style:column-width="60.75pt"/>
    </style:style>
    <style:style style:name="co10" style:family="table-column">
      <style:table-column-properties fo:break-before="auto" style:column-width="89.2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8.74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ro12" style:family="table-row">
      <style:table-row-properties style:row-height="41.24pt" fo:break-before="auto" style:use-optimal-row-height="false"/>
    </style:style>
    <style:style style:name="ro13" style:family="table-row">
      <style:table-row-properties style:row-height="23.24pt" fo:break-before="auto" style:use-optimal-row-height="fals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29.99pt" fo:break-before="auto" style:use-optimal-row-height="false"/>
    </style:style>
    <style:style style:name="ro16" style:family="table-row">
      <style:table-row-properties style:row-height="28.4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15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</text:p>
          </table:table-cell>
          <table:table-cell table:style-name="ce1" office:value-type="string" calcext:value-type="string">
            <text:p>I want to be able to ..</text:p>
          </table:table-cell>
          <table:table-cell table:style-name="ce1" office:value-type="string" calcext:value-type="string">
            <text:p>So that I can..</text:p>
          </table:table-cell>
          <table:table-cell table:style-name="ce2" table:number-columns-repeated="5"/>
          <table:table-cell table:style-name="ce1"/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</text:p>
          </table:table-cell>
          <table:table-cell table:style-name="ce1" office:value-type="string" calcext:value-type="string">
            <text:p>organize my sound bites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</text:p>
          </table:table-cell>
          <table:table-cell table:style-name="ce1" office:value-type="string" calcext:value-type="string">
            <text:p>keep track of what each sound bite is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</text:p>
          </table:table-cell>
          <table:table-cell table:style-name="ce1" office:value-type="string" calcext:value-type="string">
            <text:p>make changes if I want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</text:p>
          </table:table-cell>
          <table:table-cell table:style-name="ce1" office:value-type="string" calcext:value-type="string">
            <text:p>hear back what I've made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</text:p>
          </table:table-cell>
          <table:table-cell table:style-name="ce1" office:value-type="string" calcext:value-type="string">
            <text:p>make more complicated beat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2" table:number-columns-repeated="22"/>
          <table:table-cell table:number-columns-repeated="998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</text:p>
          </table:table-cell>
          <table:table-cell table:style-name="ce1" office:value-type="string" calcext:value-type="string">
            <text:p>organize my sound bite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</text:p>
          </table:table-cell>
          <table:table-cell table:style-name="ce1" office:value-type="string" calcext:value-type="string">
            <text:p>keep track of what each sound bite is</text:p>
          </table:table-cell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</text:p>
          </table:table-cell>
          <table:table-cell table:style-name="ce1" office:value-type="string" calcext:value-type="string">
            <text:p>make changes if I want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</text:p>
          </table:table-cell>
          <table:table-cell table:style-name="ce1" office:value-type="string" calcext:value-type="string">
            <text:p>hear back what I've mad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</text:p>
          </table:table-cell>
          <table:table-cell table:style-name="ce1" office:value-type="string" calcext:value-type="string">
            <text:p>make longer songs</text:p>
          </table:table-cell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</text:p>
          </table:table-cell>
          <table:table-cell table:style-name="ce1" office:value-type="string" calcext:value-type="string">
            <text:p>make more complicated synths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</text:p>
          </table:table-cell>
          <table:table-cell table:style-name="ce1" office:value-type="string" calcext:value-type="string">
            <text:p>so that I can load pre-made sounds externally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</text:p>
          </table:table-cell>
          <table:table-cell table:style-name="ce1" office:value-type="string" calcext:value-type="string">
            <text:p>so that I can transmit the music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</text:p>
          </table:table-cell>
          <table:table-cell table:style-name="ce1" office:value-type="string" calcext:value-type="string">
            <text:p>write my music to it</text:p>
          </table:table-cell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</text:p>
          </table:table-cell>
          <table:table-cell table:style-name="ce1" office:value-type="string" calcext:value-type="string">
            <text:p>track sentiments on the entire song</text:p>
          </table:table-cell>
          <table:table-cell table:style-name="ce2" table:number-columns-repeated="22"/>
          <table:table-cell table:number-columns-repeated="99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</text:p>
          </table:table-cell>
          <table:table-cell table:style-name="ce1" office:value-type="string" calcext:value-type="string">
            <text:p>track on how each section sounds and feels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</text:p>
          </table:table-cell>
          <table:table-cell table:style-name="ce1" office:value-type="string" calcext:value-type="string">
            <text:p>so that it can be opened and worked on later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Close a file</text:p>
          </table:table-cell>
          <table:table-cell table:style-name="ce2" office:value-type="string" calcext:value-type="string">
            <text:p>cease using it for my project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ee the different mp3 files that are playing</text:p>
          </table:table-cell>
          <table:table-cell table:style-name="ce1" office:value-type="string" calcext:value-type="string">
            <text:p>see which song/sound is playing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ee the different beats that are playing</text:p>
          </table:table-cell>
          <table:table-cell table:style-name="ce3" office:value-type="string" calcext:value-type="string">
            <text:p>see the various beats i have opened/mad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Get help with the software</text:p>
          </table:table-cell>
          <table:table-cell table:style-name="ce2" office:value-type="string" calcext:value-type="string">
            <text:p>Go to the Github pag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ee the different synths that are playing</text:p>
          </table:table-cell>
          <table:table-cell table:style-name="ce3" office:value-type="string" calcext:value-type="string">
            <text:p>control my synth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 software shall be able to open a new file to store a beat in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The software shall be able to store beats in a directory of the user’s choic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The software shall be able to create new directories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name a beat fil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be able to add a description to a beat’s fil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be able to edit a beat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play beats back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be able to attach beats together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simultaneous playback of multiple beats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be able to open a new file to store a synth in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be able to store synths in a directory of the user’s choic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The software shall be able to name a synth file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0.2" calcext:value-type="float">
            <text:p>10.2</text:p>
          </table:table-cell>
          <table:table-cell table:style-name="ce4" office:value-type="string" calcext:value-type="string">
            <text:p>The software shall be able to add a description to a synth’s file</text:p>
          </table:table-cell>
          <table:table-cell table:style-name="ce2" table:number-columns-repeated="23"/>
          <table:table-cell table:number-columns-repeated="998"/>
        </table:table-row>
        <table:table-row table:style-name="ro8"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he software shall be able to edit a synth</text:p>
          </table:table-cell>
          <table:table-cell table:style-name="ce2" table:number-columns-repeated="23"/>
          <table:table-cell table:number-columns-repeated="998"/>
        </table:table-row>
        <table:table-row table:style-name="ro14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he software shall be able to play synths back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he software shall be able to attach synths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he software shall allow simultaneous playback of multiple synths</text:p>
          </table:table-cell>
          <table:table-cell table:style-name="ce2" table:number-columns-repeated="23"/>
          <table:table-cell table:number-columns-repeated="998"/>
        </table:table-row>
        <table:table-row table:style-name="ro1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he software shall be able input to be received using MIDIMessenger</text:p>
          </table:table-cell>
          <table:table-cell table:style-name="ce2" table:number-columns-repeated="23"/>
          <table:table-cell table:number-columns-repeated="998"/>
        </table:table-row>
        <table:table-row table:style-name="ro15"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he software shall be able to transmit midi output</text:p>
          </table:table-cell>
          <table:table-cell table:style-name="ce2" table:number-columns-repeated="23"/>
          <table:table-cell table:number-columns-repeated="998"/>
        </table:table-row>
        <table:table-row table:style-name="ro16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he software shall be able to create an audio file</text:p>
          </table:table-cell>
          <table:table-cell table:style-name="ce2" table:number-columns-repeated="23"/>
          <table:table-cell table:number-columns-repeated="998"/>
        </table:table-row>
        <table:table-row table:style-name="ro15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he software shall allow the user to comment on the audio file</text:p>
          </table:table-cell>
          <table:table-cell table:style-name="ce2" table:number-columns-repeated="23"/>
          <table:table-cell table:number-columns-repeated="998"/>
        </table:table-row>
        <table:table-row table:style-name="ro16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he software shall allow the user to comment on specific moments in the audio file</text:p>
          </table:table-cell>
          <table:table-cell table:style-name="ce2" table:number-columns-repeated="23"/>
          <table:table-cell table:number-columns-repeated="998"/>
        </table:table-row>
        <table:table-row table:style-name="ro17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he software shall be able to save open files as a project</text:p>
          </table:table-cell>
          <table:table-cell table:style-name="ce2" table:number-columns-repeated="23"/>
          <table:table-cell table:number-columns-repeated="998"/>
        </table:table-row>
        <table:table-row table:style-name="ro8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he software shall be able to close an open file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he software shall show the different files playing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he software shall show the different beats that are playing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The About in the menu bar will direct the user to the softwares github page</text:p>
          </table:table-cell>
          <table:table-cell table:style-name="ce2" table:number-columns-repeated="23"/>
          <table:table-cell table:number-columns-repeated="998"/>
        </table:table-row>
        <table:table-row table:style-name="ro18"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The software shall allow control over the synths that are open</text:p>
          </table:table-cell>
          <table:table-cell table:style-name="ce2" table:number-columns-repeated="23"/>
          <table:table-cell table:number-columns-repeated="998"/>
        </table:table-row>
        <table:table-row table:style-name="ro18">
          <table:table-cell table:style-name="ce2" table:number-columns-repeated="26"/>
          <table:table-cell table:number-columns-repeated="998"/>
        </table:table-row>
        <table:table-row table:style-name="ro18" table:number-rows-repeated="946">
          <table:table-cell table:style-name="ce2" table:number-columns-repeated="26"/>
          <table:table-cell table:number-columns-repeated="998"/>
        </table:table-row>
        <table:table-row table:style-name="ro7" table:number-rows-repeated="1047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" meta:object-count="0"/>
    <meta:generator>LibreOfficeDev/5.1.0.3$Linux_X86_64 LibreOffice_project/</meta:generator>
  </office:meta>
</office:document-meta>
</file>